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allback.createSession( WebSocket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llback.DefaultCallback( HandshakeInfo handshakeInfo , WebSocketHandler handler ,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RequestUpgradeStrategy.upgrade( ServerWebExchange exchange , WebSocketHandler handler , @ Nullable String subProtocol , Supplier &lt; HandshakeInfo &gt; handshakeInfo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Callback.onConnect( WebSocketHttpExchange exchange , WebSocket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